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3" style:family="paragraph" style:parent-style-name="Standard" style:list-style-name="L8">
      <style:text-properties fo:language="en" fo:country="US" style:text-underline-style="none"/>
    </style:style>
    <style:style style:name="P244" style:family="paragraph" style:parent-style-name="Standard" style:list-style-name="L10"/>
    <style:style style:name="P245" style:family="paragraph" style:parent-style-name="Standard" style:list-style-name="L38">
      <style:text-properties fo:font-size="12pt" style:font-size-asian="12pt" style:font-size-complex="12pt"/>
    </style:style>
    <style:style style:name="P246" style:family="paragraph" style:parent-style-name="Standard" style:list-style-name="L62">
      <style:text-properties fo:font-size="12pt" style:font-size-asian="12pt" style:font-size-complex="12pt"/>
    </style:style>
    <style:style style:name="P247" style:family="paragraph" style:parent-style-name="Standard" style:list-style-name="L63">
      <style:text-properties fo:font-size="12pt" style:text-underline-style="none" style:font-size-asian="12pt" style:font-size-complex="12pt"/>
    </style:style>
    <style:style style:name="P248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4">
      <style:text-properties fo:font-size="12pt" style:text-underline-style="solid" style:text-underline-width="auto" style:text-underline-color="font-color" style:font-size-asian="12pt" style:font-size-complex="12pt"/>
    </style:style>
    <style:style style:name="P250" style:family="paragraph" style:parent-style-name="Standard" style:list-style-name="L51"/>
    <style:style style:name="P25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2" style:family="paragraph" style:parent-style-name="Standard" style:list-style-name="L54"/>
    <style:style style:name="P253" style:family="paragraph" style:parent-style-name="Standard" style:list-style-name="L58"/>
    <style:style style:name="P254" style:family="paragraph" style:parent-style-name="Standard" style:list-style-name="L60"/>
    <style:style style:name="P255" style:family="paragraph" style:parent-style-name="Standard" style:list-style-name="L61"/>
    <style:style style:name="P256" style:family="paragraph" style:parent-style-name="Standard" style:list-style-name="L65"/>
    <style:style style:name="P25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70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5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76" style:family="paragraph" style:parent-style-name="Table_20_Contents" style:list-style-name="L36">
      <style:paragraph-properties fo:text-align="justify" style:justify-single-word="false"/>
    </style:style>
    <style:style style:name="P27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8" style:family="paragraph" style:parent-style-name="Table_20_Contents" style:list-style-name="L57"/>
    <style:style style:name="P279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fo:language="en" fo:country="US"/>
    </style:style>
    <style:style style:name="T1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fo:background-color="#ffff00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5" style:family="text">
      <style:text-properties fo:font-style="italic" fo:background-color="#ffff00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#ffff00"/>
    </style:style>
    <style:style style:name="T28" style:family="text">
      <style:text-properties fo:color="#ff0000"/>
    </style:style>
    <style:style style:name="T29" style:family="text">
      <style:text-properties fo:color="#ff0000" fo:background-color="transparent"/>
    </style:style>
    <style:style style:name="T30" style:family="text">
      <style:text-properties fo:color="#00ff00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34" style:family="text">
      <style:text-properties style:font-name-asian="Liberation Sans1" style:font-name-complex="Liberation Sans1"/>
    </style:style>
    <style:style style:name="T35" style:family="text">
      <style:text-properties fo:background-color="transparent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style="normal" style:text-underline-style="none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none"/>
    </style:style>
    <style:style style:name="T40" style:family="text">
      <style:text-properties style:font-name="Liberation Sans2"/>
    </style:style>
    <style:style style:name="T41" style:family="text">
      <style:text-properties style:font-name="Liberation Sans1" style:font-name-asian="Liberation Sans1" style:font-name-complex="Liberation Sans1"/>
    </style:style>
    <style:style style:name="T42" style:family="text">
      <style:text-properties fo:color="#ff00ff"/>
    </style:style>
    <style:style style:name="T4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19661099351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85261578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722190166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728271467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417891768" text:style-name="L5">
        <text:list-header>
          <text:p text:style-name="P25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267694765" text:style-name="L6">
        <text:list-header>
          <text:p text:style-name="P25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338048354" text:style-name="L7">
        <text:list-item>
          <text:p text:style-name="P222">консольные утилиты </text:p>
        </text:list-item>
      </text:list>
      <text:list xml:id="list623744463" text:style-name="L8">
        <text:list-item>
          <text:p text:style-name="P243"><text:span text:style-name="T16">gui (tk) –</text:span><text:span text:style-name="T16"> Oh, no!</text:span></text:p>
        </text:list-item>
        <text:list-item>
          <text:p text:style-name="P223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6">irb – интерактивный руби </text:span><text:span text:style-name="T16">(REPL - read, evaluate, print, loop)</text:span></text:p>
      <text:p text:style-name="P28"/>
      <text:p text:style-name="P43"><text:span text:style-name="T16">&gt;&gt;&gt; Демонстрация, </text:span><text:span text:style-name="T1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6">Полезные </text:span><text:span text:style-name="T16">утилиты – ri</text:span></text:p>
      <text:p text:style-name="P36"/>
      <text:p text:style-name="P43"><text:span text:style-name="T16">ri – (ruby informat</text:span><text:span text:style-name="T16">i</text:span><text:span text:style-name="T16">on) – </text:span><text:span text:style-name="T16">справочная </text:span><text:span text:style-name="T16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6">&gt;&gt;&gt; Объяснить, что они видят в следующем задании. </text:span><text:span text:style-name="T16">один и тот же метод определен в разных классах.</text:span></text:p>
      <text:p text:style-name="P10">&gt;&gt;&gt; <text:span text:style-name="T2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0">Имена </text:span><text:span text:style-name="T20">переменных и констант состоят из:</text:span></text:p>
      <text:list xml:id="list331756744" text:style-name="L9">
        <text:list-item>
          <text:p text:style-name="P224">буквы</text:p>
        </text:list-item>
        <text:list-item>
          <text:p text:style-name="P224">цифры (не может быть первой)</text:p>
        </text:list-item>
        <text:list-item>
          <text:p text:style-name="P22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0"><text:tab/></text:span><text:span text:style-name="T22">S</text:span><text:span text:style-name="T20">tring, Array</text:span><text:span text:style-name="T21">, Hash</text:span></text:p>
      <text:p text:style-name="P25"><text:tab/>Enumerable, Comparable</text:p>
      <text:p text:style-name="P2"><text:span text:style-name="T20"><text:tab/></text:span><text:span text:style-name="T22">M</text:span><text:span text:style-name="T2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654823306" text:style-name="L10">
        <text:list-item>
          <text:p text:style-name="P225">что такое irb и ri?</text:p>
        </text:list-item>
        <text:list-item>
          <text:p text:style-name="P225">в hello.upcase, как называется часть upcase (ответ: метод)</text:p>
        </text:list-item>
        <text:list-item>
          <text:p text:style-name="P225">какая разница между # и . перед названием метода при обращении в ri: например String#upcase и String.new</text:p>
        </text:list-item>
        <text:list-item>
          <text:p text:style-name="P225">Чем отличаются переменные от констант</text:p>
        </text:list-item>
        <text:list-item>
          <text:p text:style-name="P225">Как именуются переменные, каким регулярным выражением вы бы это описали. Ответ: [_a-z][A-Za-z_0-9]</text:p>
        </text:list-item>
        <text:list-item>
          <text:p text:style-name="P244"><text:span text:style-name="T18">Как именуются константы, опишите это регулярным выражением. </text:span><text:span text:style-name="T18">Ответ:</text:span><text:span text:style-name="T18"> [A-Z][A-Za-z_0-9]</text:span></text:p>
        </text:list-item>
        <text:list-item>
          <text:p text:style-name="P244"><text:span text:style-name="T18">Назовите константы, испол</text:span><text:span text:style-name="T18">ь</text:span><text:span text:style-name="T18">зу</text:span><text:span text:style-name="T18">я</text:span><text:span text:style-name="T18"> кот</text:span><text:span text:style-name="T18">о</text:span><text:span text:style-name="T18">рые можно вывести данные в пото</text:span><text:span text:style-name="T18">к</text:span><text:span text:style-name="T1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394680267" text:style-name="L11">
        <text:list-item>
          <text:p text:style-name="P226">допустимые значения и свойства</text:p>
        </text:list-item>
        <text:list-item>
          <text:p text:style-name="P22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2130757612" text:style-name="L12">
        <text:list-item>
          <text:p text:style-name="P227">численные: Integer, Float, Fixnum (&lt;Integer), Bignum (&lt;Integer), Numeric</text:p>
        </text:list-item>
        <text:list-item>
          <text:p text:style-name="P227">строковые String</text:p>
        </text:list-item>
        <text:list-item>
          <text:p text:style-name="P227">логические (булевские = boolean): FalseClass, TrueClass</text:p>
        </text:list-item>
        <text:list-item>
          <text:p text:style-name="P232">File, IO, Symbol</text:p>
        </text:list-item>
        <text:list-item>
          <text:p text:style-name="P232">Array</text:p>
        </text:list-item>
        <text:list-item>
          <text:p text:style-name="P23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108317425" text:style-name="L13">
        <text:list-item>
          <text:p text:style-name="P228">Dictionary, PartOfSpeechDictionary</text:p>
        </text:list-item>
        <text:list-item>
          <text:p text:style-name="P228">Sentence</text:p>
        </text:list-item>
        <text:list-item>
          <text:p text:style-name="P228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401571853" text:style-name="L14">
        <text:list-item>
          <text:p text:style-name="P229">динамическая типизация (shell, awk, ruby, python,...) /dynamically typed language/</text:p>
        </text:list-item>
        <text:list-item>
          <text:p text:style-name="P229">статическая типизация (С, Java)</text:p>
        </text:list-item>
      </text:list>
      <text:p text:style-name="P25"/>
      <text:p text:style-name="P25">При статической типизации</text:p>
      <text:list xml:id="list1811718489" text:style-name="L15">
        <text:list-item>
          <text:p text:style-name="P230">тип переменной задается сразу</text:p>
          <text:p text:style-name="P262">пример в C: int a = 20</text:p>
        </text:list-item>
        <text:list-item>
          <text:p text:style-name="P230">тип переменной нельзя изменить в процессе работы</text:p>
        </text:list-item>
      </text:list>
      <text:p text:style-name="P145">пример: a = “now this is a string” </text:p>
      <text:list xml:id="list901408807" text:continue-numbering="true" text:style-name="L15">
        <text:list-header>
          <text:p text:style-name="P26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509887619" text:style-name="L16">
        <text:list-item>
          <text:list>
            <text:list-item>
              <text:p text:style-name="P23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7">expression-that-is-</text:span><text:span text:style-name="T25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9">us</text:span><text:span text:style-name="T29">e</text:span><text:span text:style-name="T29">r</text:span>/bin/ruby</text:p>
      <text:p text:style-name="P2"/>
      <text:p text:style-name="P2">while line = gets</text:p>
      <text:p text:style-name="P2"><text:s text:c="4"/><text:span text:style-name="T27">line = </text:span><text:span text:style-name="T2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9">elseif</text:span> line &lt; 0 <text:s/><text:span text:style-name="T28"># line is a string</text:span></text:p>
      <text:p text:style-name="P2"><text:s text:c="7"/>puts line + “ is a negative number”</text:p>
      <text:p text:style-name="P2"><text:s text:c="4"/><text:span text:style-name="T28">elseif</text:span> line == “0”</text:p>
      <text:p text:style-name="P2"><text:s text:c="7"/>puts line + “ is zero”</text:p>
      <text:p text:style-name="P2"><text:s text:c="4"/><text:span text:style-name="T28">elseif</text:span> # should be else</text:p>
      <text:p text:style-name="P2"><text:s text:c="7"/>puts “#{line} is a negative number”</text:p>
      <text:p text:style-name="P2"><text:s text:c="4"/># <text:span text:style-name="T2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2171019713" text:style-name="L17">
        <text:list-item>
          <text:p text:style-name="P233">На что влияет тип данных?</text:p>
        </text:list-item>
        <text:list-item>
          <text:p text:style-name="P233">Как Руби знает, к какому типу относится тот или иной программный объект?</text:p>
        </text:list-item>
      </text:list>
      <text:list xml:id="list321314432" text:style-name="L18">
        <text:list-item>
          <text:p text:style-name="P263">В двойных/одинарных кавычках это … ? – String</text:p>
        </text:list-item>
        <text:list-item>
          <text:p text:style-name="P263">В квадратных скобках это … ? – Array</text:p>
        </text:list-item>
        <text:list-item>
          <text:p text:style-name="P263">В фигурный скобках это ... ? -- Hash</text:p>
        </text:list-item>
        <text:list-item>
          <text:p text:style-name="P263">Как задать диапазон? – .. или ...</text:p>
        </text:list-item>
      </text:list>
      <text:list xml:id="list1998807878" text:continue-list="list2171019713" text:style-name="L17">
        <text:list-item>
          <text:p text:style-name="P233">Можно ли изменить тип переменной в программе?</text:p>
        </text:list-item>
        <text:list-item>
          <text:p text:style-name="P233">Назовите некоторые методы, которые преобразуют объект к другому типу? – (to_s, to_i, to_f, to_a)</text:p>
        </text:list-item>
        <text:list-item>
          <text:p text:style-name="P23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3">Что такое интерполяция и где ее использовать?</text:p>
        </text:list-item>
        <text:list-item>
          <text:p text:style-name="P233">Почему оператор условия if называется оператором ветвления?</text:p>
        </text:list-item>
        <text:list-item>
          <text:p text:style-name="P233">Сколько веток и какие могут быть в if?</text:p>
        </text:list-item>
        <text:list-item>
          <text:p text:style-name="P233">Имеет ли значение порядок ветвей в if?</text:p>
        </text:list-item>
        <text:list-item>
          <text:p text:style-name="P233">Назовите операторы сравнения: </text:p>
        </text:list-item>
      </text:list>
      <text:list xml:id="list2017113976" text:style-name="L19">
        <text:list-item>
          <text:p text:style-name="P264">ответ: &lt; &gt; == !=</text:p>
        </text:list-item>
      </text:list>
      <text:list xml:id="list907172278" text:continue-list="list1998807878" text:style-name="L17">
        <text:list-item>
          <text:p text:style-name="P23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3">Почему то, что возвращает оператор =~ , можно использовать в условии?</text:p>
        </text:list-item>
        <text:list-item>
          <text:p text:style-name="P233">Что у руби является true и что false?</text:p>
        </text:list-item>
        <text:list-item>
          <text:p text:style-name="P233">Зачем нужны циклы?</text:p>
        </text:list-item>
        <text:list-item>
          <text:p text:style-name="P233">При каком условии выполняется тело цикла while? Сколько раз он выполняется?</text:p>
        </text:list-item>
        <text:list-item>
          <text:p text:style-name="P233">Когда заканчивается цикл while?</text:p>
        </text:list-item>
        <text:list-item>
          <text:p text:style-name="P233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0">NP</text:span>)</text:p>
          </table:table-cell>
          <table:table-cell table:style-name="Table3.C2" office:value-type="string">
            <text:p text:style-name="P148">False (<text:span text:style-name="T30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28">NP</text:span>)</text:p>
          </table:table-cell>
          <table:table-cell table:style-name="Table3.C2" office:value-type="string">
            <text:p text:style-name="P147">tp: <text:span text:style-name="T28">NP</text:span> = <text:span text:style-name="T30">NP</text:span></text:p>
          </table:table-cell>
          <table:table-cell table:style-name="Table3.C2" office:value-type="string">
            <text:p text:style-name="P147">fp: <text:span text:style-name="T28">NP</text:span> != <text:span text:style-name="T30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28">non-NP</text:span>)</text:p>
          </table:table-cell>
          <table:table-cell table:style-name="Table3.C2" office:value-type="string">
            <text:p text:style-name="P147">fn: <text:span text:style-name="T28">non-NP </text:span><text:span text:style-name="T31">!= </text:span><text:span text:style-name="T30">NP</text:span></text:p>
          </table:table-cell>
          <table:table-cell table:style-name="Table3.C2" office:value-type="string">
            <text:p text:style-name="P147"><text:span text:style-name="T31">tn: </text:span><text:span text:style-name="T28">non-NP</text:span> = <text:span text:style-name="T30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2171661992" text:style-name="L20">
        <text:list-item>
          <text:p text:style-name="P234">lesson.06.tar.bz2</text:p>
        </text:list-item>
        <text:list-item>
          <text:p text:style-name="P234"/>
        </text:list-item>
        <text:list-item>
          <text:p text:style-name="P234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1095796942" text:style-name="L21">
        <text:list-item>
          <text:p text:style-name="P240">lesson.07.tar.bz2</text:p>
        </text:list-item>
        <text:list-item>
          <text:p text:style-name="P242">dictester.all.tar.bz2 (дапм всего DicTester --all)</text:p>
        </text:list-item>
        <text:list-item>
          <text:p text:style-name="P242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656666712" text:style-name="L22">
        <text:list-item>
          <text:p text:style-name="P235">правильное VBD заканчиватся на ED: confuse -&gt; confused</text:p>
        </text:list-item>
        <text:list-item>
          <text:p text:style-name="P235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1632182082" text:style-name="L23">
        <text:list-item>
          <text:p text:style-name="P236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5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26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4">Вопрос: </text:span><text:span text:style-name="T34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4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528807617" text:style-name="L24">
        <text:list-item>
          <text:p text:style-name="P237">lesson.08.tar.bz2</text:p>
        </text:list-item>
        <text:list-item>
          <text:p text:style-name="P237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776315191" text:style-name="L25">
        <text:list-item>
          <text:p text:style-name="P241">Что есть массив и в чем его отличие от просто переменной?</text:p>
        </text:list-item>
        <text:list-item>
          <text:p text:style-name="P241">Как объявить массив? Зачем объявлять массив?</text:p>
        </text:list-item>
        <text:list-item>
          <text:p text:style-name="P241">Как создать массив? Как создать массив строк?</text:p>
        </text:list-item>
        <text:list-item>
          <text:p text:style-name="P24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1">Как получить содержимое какой-то ячейки массива? И как положить значение в ячейку?</text:p>
        </text:list-item>
        <text:list-item>
          <text:p text:style-name="P241">Можно ли получать или назначать значения сразу нескольким элементам массива?</text:p>
        </text:list-item>
        <text:list-item>
          <text:p text:style-name="P24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1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214367193" text:style-name="L26">
        <text:list-item>
          <text:p text:style-name="P238">lesson.09.tar.bz2</text:p>
        </text:list-item>
        <text:list-item>
          <text:p text:style-name="P238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647571473" text:style-name="L27">
        <text:list-item>
          <text:p text:style-name="P239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2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5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363951502" text:style-name="L28">
        <text:list-item>
          <text:p text:style-name="P201">метод Kernel#load</text:p>
        </text:list-item>
        <text:list-item>
          <text:p text:style-name="P201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6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7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520868325" text:style-name="L29">
        <text:list-item>
          <text:p text:style-name="P266">lesson.10.tar.bz2</text:p>
        </text:list-item>
      </text:list>
      <text:p text:style-name="P151"/>
      <text:p text:style-name="P154">Вопросы</text:p>
      <text:p text:style-name="P154"/>
      <text:list xml:id="list944520824" text:style-name="L30">
        <text:list-item>
          <text:p text:style-name="P270">Сколько времени ушло на ДЗ на этой неделе?</text:p>
        </text:list-item>
        <text:list-item>
          <text:p text:style-name="P270">Просмотрели ли презентацию до конца и есть ли вопросы? Что стоит рассмотреть сейчас?</text:p>
        </text:list-item>
        <text:list-item>
          <text:p text:style-name="P270">Что общего в методах, имена которых оканчиваются на знак вопроса?</text:p>
        </text:list-item>
        <text:list-item>
          <text:p text:style-name="P270">О чем говорит знак ! в имени метода?</text:p>
        </text:list-item>
        <text:list-item>
          <text:p text:style-name="P270">Все ли методы, оканчивающиеся на ! изменяют объект, к которому применяются?</text:p>
        </text:list-item>
        <text:list-item>
          <text:p text:style-name="P270">Назовите какие-нибудь методы объектов класса Array? И что они делают?</text:p>
        </text:list-item>
        <text:list-item>
          <text:p text:style-name="P270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953900913" text:style-name="L31">
        <text:list-item>
          <text:p text:style-name="P271">lengths.with_cp1252 - <text:s/>длины вычислены неправильно</text:p>
        </text:list-item>
        <text:list-item>
          <text:p text:style-name="P271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1305979198" text:style-name="L32">
        <text:list-item>
          <text:p text:style-name="P273">Как определить каждое 10е предложение в тексте?</text:p>
        </text:list-item>
        <text:list-item>
          <text:p text:style-name="P273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996266988" text:style-name="L33">
        <text:list-item>
          <text:p text:style-name="P267">глобальная переменная @nth</text:p>
        </text:list-item>
        <text:list-item>
          <text:p text:style-name="P267">внешняя библиотека optparse</text:p>
        </text:list-item>
        <text:list-item>
          <text:p text:style-name="P267">опция --help</text:p>
        </text:list-item>
        <text:list-item>
          <text:p text:style-name="P267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495092017" text:style-name="L34">
        <text:list-item>
          <text:p text:style-name="P265">map <text:s text:c="5"/><text:span text:style-name="T37">map!</text:span></text:p>
        </text:list-item>
        <text:list-item>
          <text:p text:style-name="P265">collect <text:s text:c="2"/><text:span text:style-name="T37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6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35">Домашнее</text:span><text:span text:style-name="T27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518628049" text:continue-list="list1520868325" text:style-name="L29">
        <text:list-item>
          <text:p text:style-name="P266">lesson.11.tar.bz2</text:p>
        </text:list-item>
      </text:list>
      <text:p text:style-name="P151"/>
      <text:p text:style-name="P154">Вопросы</text:p>
      <text:p text:style-name="P154"/>
      <text:list xml:id="list2000735251" text:style-name="L35">
        <text:list-item>
          <text:p text:style-name="P272">Сколько времени ушло на ДЗ на этой неделе?</text:p>
        </text:list-item>
        <text:list-item>
          <text:p text:style-name="P272">Для чего предназначен Array#map?</text:p>
        </text:list-item>
        <text:list-item>
          <text:p text:style-name="P272">Есть ли парный опасный метод Array#map! ?</text:p>
        </text:list-item>
        <text:list-item>
          <text:p text:style-name="P272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35">Даны среднемесячные температуры в г. Надыме. Как</text:span> <text:span text:style-name="T35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35"><text:s/>temperatures</text:span><text:span text:style-name="T35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35"><text:s/></text:span><text:span text:style-name="T35">temp</text:span><text:span text:style-name="T35">eratures</text:span><text:span text:style-name="T35">.select {|temp| temp &gt; 0} </text:span></text:p>
      <text:p text:style-name="P165"><text:s/>#=&gt; [1.2, 10.6, 16.0, 12.1, 4.9]</text:p>
      <text:p text:style-name="P166"><text:span text:style-name="T35">то есть, </text:span><text:span text:style-name="T2">массив</text:span><text:span text:style-name="T35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1051855196" text:continue-list="list1518628049" text:style-name="L29">
        <text:list-item>
          <text:p text:style-name="P266">lesson.12.tar.bz2</text:p>
        </text:list-item>
      </text:list>
      <text:p text:style-name="P151"/>
      <text:p text:style-name="P155">Вопросы</text:p>
      <text:list xml:id="list233159694" text:style-name="L36">
        <text:list-header>
          <text:p text:style-name="P274"/>
        </text:list-header>
        <text:list-item>
          <text:p text:style-name="P27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8">Метод sort оперирует двумя аргументами (они в |a,b|). Что это за аргументы?</text:p>
        </text:list-item>
        <text:list-item>
          <text:p text:style-name="P26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8">Как Array#sort отсортирует массив массивов?</text:p>
        </text:list-item>
        <text:list-item>
          <text:p text:style-name="P268">Чем отличается Array#sort_by от Array#sort ?</text:p>
        </text:list-item>
        <text:list-item>
          <text:p text:style-name="P268">Чем отличаются методы Array#all? и Array#any?</text:p>
        </text:list-item>
        <text:list-item>
          <text:p text:style-name="P277"><text:span text:style-name="T14">Какими способами можно установить, что некоторый элемент присутс</text:span><text:span text:style-name="T14">т</text:span><text:span text:style-name="T14">вует в массиве? – <text:s/>(include?/member? → boolean, Array#index/</text:span><text:span text:style-name="T14">#rindex</text:span><text:span text:style-name="T14"> → position, find → сам элемент)</text:span></text:p>
        </text:list-item>
        <text:list-item>
          <text:p text:style-name="P277"><text:span text:style-name="T14">Какие из этих методом принимают блок и зачем? </text:span><text:span text:style-name="T14">- index/rindex/find. чтобы задавать более сложное условие, а не буквальное равенство.</text:span></text:p>
        </text:list-item>
        <text:list-item>
          <text:p text:style-name="P277"><text:span text:style-name="T14">Правда ли, что метод index есть только у массивов? - нет, он есть и у String (см. </text:span><text:span text:style-name="T14">ri index</text:span><text:span text:style-name="T14">)</text:span></text:p>
        </text:list-item>
        <text:list-item>
          <text:p text:style-name="P268">Почему Array#index/rindex/find можно использовать в условиях? - они возвращают nil, если ничего не найдено</text:p>
        </text:list-item>
        <text:list-item>
          <text:p text:style-name="P277"><text:span text:style-name="T14">Чем отличается Array#find от Array#select</text:span><text:span text:style-name="T14">?</text:span></text:p>
        </text:list-item>
        <text:list-item>
          <text:p text:style-name="P26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729271368" text:style-name="L37">
        <text:list-item>
          <text:p text:style-name="P202">возможность абстрагироваться от деталей реализации</text:p>
        </text:list-item>
        <text:list-item>
          <text:p text:style-name="P202">более читабельный и более легко управляемый код</text:p>
        </text:list-item>
        <text:list-item>
          <text:p text:style-name="P202">возможность повторного использования (code reuse)</text:p>
          <text:p text:style-name="P202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57784543" text:style-name="L38">
        <text:list-item>
          <text:p text:style-name="P245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5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823388744" text:style-name="L39">
        <text:list-item>
          <text:p text:style-name="P203">lesson.13.tar.bz2</text:p>
        </text:list-item>
      </text:list>
      <text:p text:style-name="P4"/>
      <text:p text:style-name="P14">Вопросы</text:p>
      <text:p text:style-name="P4"/>
      <text:list xml:id="list2027512699" text:style-name="L40">
        <text:list-item>
          <text:p text:style-name="P204">зачем нужны методы?</text:p>
        </text:list-item>
        <text:list-item>
          <text:p text:style-name="P204">что возвращает метод и как он это делает?</text:p>
        </text:list-item>
        <text:list-item>
          <text:p text:style-name="P204">сколько значений может вернуть метод в руби?</text:p>
        </text:list-item>
      </text:list>
      <text:list xml:id="list779092435" text:style-name="L41">
        <text:list-item>
          <text:p text:style-name="P20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529452168" text:continue-list="list2027512699" text:style-name="L40">
        <text:list-item>
          <text:p text:style-name="P20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4">как взаимодействуют ОДНОИМЕННЫЕ переменные внутри метода с переменными вне этого метода?</text:p>
        </text:list-item>
        <text:list-item>
          <text:p text:style-name="P20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84553597" text:style-name="L42">
        <text:list-item>
          <text:p text:style-name="P206">как задать глобальную переменную (для данного скрипта)? -- $name @name или константа</text:p>
        </text:list-item>
      </text:list>
      <text:list xml:id="list1178606212" text:continue-list="list1529452168" text:style-name="L40">
        <text:list-item>
          <text:p text:style-name="P204">можно ли определить метод, который не принимает никаких аргументов?</text:p>
        </text:list-item>
        <text:list-item>
          <text:p text:style-name="P204">как передаются аргументы в метод?</text:p>
        </text:list-item>
      </text:list>
      <text:list xml:id="list1977271249" text:style-name="L43">
        <text:list-item>
          <text:p text:style-name="P207">позиционно</text:p>
        </text:list-item>
        <text:list-item>
          <text:p text:style-name="P207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853894446" text:style-name="L44">
        <text:list-item>
          <text:p text:style-name="P208"><text:soft-page-break/>использует Array#max_by (см. также Array#max_by)</text:p>
        </text:list-item>
        <text:list-item>
          <text:p text:style-name="P20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405126388" text:style-name="L45">
        <text:list-item>
          <text:p text:style-name="P209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607990677" text:style-name="L46">
        <text:list-item>
          <text:p text:style-name="P210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82783003" text:style-name="L47">
        <text:list-item>
          <text:p text:style-name="P211">все сжато в одну операцию. так писать нельзя</text:p>
        </text:list-item>
        <text:list-item>
          <text:p text:style-name="P211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395147039" text:style-name="L48">
        <text:list-item>
          <text:p text:style-name="P212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895789695" text:style-name="L49">
        <text:list-item>
          <text:p text:style-name="P213">использует метод title?</text:p>
        </text:list-item>
        <text:list-item>
          <text:p text:style-name="P213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2166381565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6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765142988" text:continue-list="list823388744" text:style-name="L39">
        <text:list-item>
          <text:p text:style-name="P203">lesson.15.tar.bz2</text:p>
        </text:list-item>
      </text:list>
      <text:p text:style-name="P4"/>
      <text:p text:style-name="P14">Вопросы</text:p>
      <text:p text:style-name="P104"/>
      <text:list xml:id="list385809969" text:style-name="L51">
        <text:list-item>
          <text:p text:style-name="P251">какой/ие из методой более универсальны: upto/downto/step?</text:p>
        </text:list-item>
        <text:list-item>
          <text:p text:style-name="P25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1">как сделать методы еще более пригодными для повторного использования?</text:p>
        </text:list-item>
        <text:list-item>
          <text:p text:style-name="P251">как объявить модуль и методы в нем?</text:p>
        </text:list-item>
        <text:list-item>
          <text:p text:style-name="P250"><text:span text:style-name="T32">как использовать модуль? </text:span><text:span text:style-name="T32">– как загрузить модуль</text:span></text:p>
        </text:list-item>
        <text:list-item>
          <text:p text:style-name="P251">когда мы используем require, то что мы указываем, это имя файла или имя модуля?</text:p>
        </text:list-item>
        <text:list-item>
          <text:p text:style-name="P251">одно ли это и то же, использовать в команде require имя файла с расширением и без расширения?</text:p>
        </text:list-item>
        <text:list-item>
          <text:p text:style-name="P251">можно ли указывать в require путь к файлу? Нужно ли?</text:p>
        </text:list-item>
        <text:list-item>
          <text:p text:style-name="P25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6">неупорядоченная </text:span><text:span text:style-name="T26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8">Д</text:span><text:span text:style-name="T38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10587575" text:style-name="L52">
        <text:list-item>
          <text:p text:style-name="P215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642049216" text:style-name="L53">
        <text:list-item>
          <text:p text:style-name="P216">lesson.17.tar.bz2</text:p>
        </text:list-item>
      </text:list>
      <text:list xml:id="list1421289128" text:continue-list="list810587575" text:style-name="L52">
        <text:list-header>
          <text:p text:style-name="P25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3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6">нисходящем</text:span> порядке по <text:span text:style-name="T26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7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7">|</text:span><text:span text:style-name="T27">key</text:span><text:span text:style-name="T27">, </text:span><text:span text:style-name="T27">val</text:span><text:span text:style-name="T27">|</text:span></text:p>
      <text:p text:style-name="P50"><text:tab/><text:span text:style-name="T27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7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36">хорошее решение, использующее хэш вместо массива. итерирование по </text:span><text:soft-page-break/><text:span text:style-name="T36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984476737" text:style-name="L54">
        <text:list-item>
          <text:p text:style-name="P252"><text:span text:style-name="T4">lesson.1</text:span><text:span text:style-name="T4">9</text:span><text:span text:style-name="T4">.tar.bz2</text:span></text:p>
        </text:list-item>
        <text:list-item>
          <text:p text:style-name="P217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794012378" text:continue-numbering="true" text:style-name="L54">
        <text:list-item>
          <text:p text:style-name="P252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39">% 100</text:span><text:span text:style-name="T39">0</text:span><text:span text:style-name="T39"> / 10</text:span><text:span text:style-name="T39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305879878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37365445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8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2153003505" text:continue-list="list794012378" text:style-name="L54">
        <text:list-item>
          <text:p text:style-name="P26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0">ß</text:span> --&gt; SS но не всякое SS -&gt; <text:span text:style-name="T40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5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46252879" text:continue-numbering="true" text:style-name="L54">
        <text:list-item>
          <text:p text:style-name="P217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2165328517" text:style-name="L57">
              <text:list-item>
                <text:p text:style-name="P278">Do you just want stdout or do you need stderr as well? or even separated out? </text:p>
              </text:list-item>
              <text:list-item>
                <text:p text:style-name="P278">How big is your output? Do you want to hold the entire result in memory? </text:p>
              </text:list-item>
              <text:list-item>
                <text:p text:style-name="P278">Do you want to read some of your output while the subprocess is still running? </text:p>
              </text:list-item>
              <text:list-item>
                <text:p text:style-name="P278">Do you need result codes? </text:p>
              </text:list-item>
              <text:list-item>
                <text:p text:style-name="P279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5"><text:tab/>IO</text:span>.<text:span text:style-name="T35">popen</text:span>("date") { <text:span text:style-name="T35">|</text:span><text:span text:style-name="T35">io</text:span><text:span text:style-name="T35">|</text:span> <text:span text:style-name="T35">puts</text:span> <text:span text:style-name="T35">io</text:span>.<text:span text:style-name="T35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5"><text:tab/></text:span><text:span text:style-name="T35">io = </text:span><text:span text:style-name="T35">IO</text:span>.<text:span text:style-name="T35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919935937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53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567801533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<text:soft-page-break/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4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4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1"><text:tab/>IO.popen([</text:span><text:span text:style-name="T42">env</text:span>,] cmd, mode="r" [, opt])</text:p>
      <text:p text:style-name="P2"/>
      <text:p text:style-name="P16"><text:span text:style-name="T34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1505197780" text:style-name="L60">
        <text:list-item>
          <text:p text:style-name="P254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1">Вопросы</text:span></text:span></text:p>
      <text:p text:style-name="Standard"><text:span text:style-name="Source_20_Text"><text:span text:style-name="T11"/></text:span></text:p>
      <text:list xml:id="list683457699" text:style-name="L61">
        <text:list-item>
          <text:p text:style-name="P255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5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5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5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5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5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5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5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Matching metacharacter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Matching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3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3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1"/></text:span></text:p>
      <text:p text:style-name="P17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!!! Вопрос: в какую скобку попадает год в следующем РВ?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2">Практика<text:line-break/>Разбор заданий</text:p>
          </table:table-cell>
          <table:table-cell table:style-name="Table29.A1" office:value-type="string">
            <text:p text:style-name="P153">Занятие 27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2">Практика<text:line-break/></text:p>
          </table:table-cell>
          <table:table-cell table:style-name="Table30.A1" office:value-type="string">
            <text:p text:style-name="P153">Занятие 28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2">Регулярные выражения<text:line-break/></text:p>
          </table:table-cell>
          <table:table-cell table:style-name="Table31.A1" office:value-type="string">
            <text:p text:style-name="P153">Занятие 29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2062324500" text:style-name="L65">
        <text:list-item>
          <text:p text:style-name="P256"><text:span text:style-name="Source_20_Text"><text:span text:style-name="T5">lesson.29.tar.bz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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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Опции/модификаторы в РВ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букафки i m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и же i m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TODO: здесь про /i и про /m и про то, как читать запись (?im:re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Комментарии внутри РВ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1. опция 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не теряя пробелы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[01][0-9]|2[0-4]):([0-5][0-9]):([0-5][0-9])/</text:span></text:span></text:p>
      <text:p text:style-name="Standard"><text:span text:style-name="Source_20_Text"><text:span text:style-name="T5"><text:tab/>/(?#starts hours):(?#minutes):(?#seconds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переделать коментарии из второго варианта в первый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5"><text:span text:style-name="Source_20_Text"><text:span text:style-name="T11">&amp;&amp;&amp;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340703385" text:style-name="L62">
        <text:list-item>
          <text:p text:style-name="P246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6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630177916" text:style-name="L63">
        <text:list-item>
          <text:p text:style-name="P247">унарная оператор – оператор, принимающий один аргумент (операнд)</text:p>
        </text:list-item>
        <text:list-item>
          <text:p text:style-name="P247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646209273" text:style-name="L64">
        <text:list-item>
          <text:p text:style-name="P248">двоичное смещение вправо: 10 &gt;&gt; 1 #=&gt; 5 равноценно делению на 2</text:p>
        </text:list-item>
        <text:list-item>
          <text:p text:style-name="P248">двоичное смещение влево: 10 &lt;&lt; 2 #= &gt; 40 равноценно умножению на 4</text:p>
          <text:p text:style-name="P249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9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9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7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4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7">!!! задание: попробовать в irb. Измениться ли значение переменной a ?</text:span></text:span></text:p>
      <text:p text:style-name="P97"><text:span text:style-name="Source_20_Text"><text:span text:style-name="T17"/></text:span></text:p>
      <text:p text:style-name="P142"><text:span text:style-name="Source_20_Text"><text:span text:style-name="T17">a ||= 2</text:span></text:span></text:p>
      <text:p text:style-name="P133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14T18:25:41</dc:date>
    <meta:editing-duration>P13DT19H47M10S</meta:editing-duration>
    <meta:editing-cycles>1428</meta:editing-cycles>
    <dc:creator>Nikolai Krot</dc:creator>
    <meta:document-statistic meta:table-count="47" meta:image-count="0" meta:object-count="0" meta:page-count="111" meta:paragraph-count="3009" meta:word-count="17001" meta:character-count="107815" meta:non-whitespace-character-count="100866"/>
  </office:meta>
</office:document-meta>
</file>